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Tit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4"/>A Lady and Two Gentleme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A Lady at the Virginals with a Gentlema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4"/>Dame assise au virginal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Diane et ses compagne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4"/>Femme écrivant une lettre et sa servant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4"/>Jeune Femme à l'aiguièr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Jeune Femme écrivant une lettre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Jeune Femme jouant du virginal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4"/>L'Allégorie de la Foi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4"/>L'Art de la peintur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4"/>L'Astronom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4"/>L'Entremetteuse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4"/>L'Officier et la jeune fille riant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4"/>La Dame au collier de perle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La Dentellière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La Femme à la balance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4"/>La Femme au luth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4"/>La Femme en bleu lisant une lettre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4"/>La Fille au chapeau rouge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4"/>La Jeune Fille à la flûte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4"/>La Jeune Fille à la perle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4"/>La Laitière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4"/>La Leçon de musique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4"/>La Leçon de musique interrompue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La Lettre d'amour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4"/>La Liseuse à la fenêtre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La Maîtresse et la Servante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4"/>La Ruelle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4"/>Le Christ dans la maison de Marthe et Marie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4"/>Le Concert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4"/>Le Géographe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Le Verre de vin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Portrait d'une jeune femme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4"/>Sainte Praxède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4"/>The Procuress, detail (supposed self-portrait)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4"/>Une dame debout au virginal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4"/>Une femme jouant de la guitare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4"/>Une jeune fille assoupie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4"/>Vue de Delft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 young Man(Self-Portrait)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doration des Mages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Annunciation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auto portrait avec épouse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auto portrait avec épouse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Automobile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avions par couleurs , grand nu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avions par couleurs , grand nu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abylone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Babylone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reakfast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Château de Norham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Christ contemplé par l’âme chrétienne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hrist dans la maison de Marthe et Marie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Chromatics chauds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Chromatics chauds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Chutes de Clyde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lés de piano lac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Clés de piano lac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Coucher de soleil écarlate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Crossbow Machine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éjeuner de paysans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Démocrite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Deux jeunes à table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Don Cristobal Suarez de Ribera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Don Gaspde Guzman, Count of Olivares and Duke of San Lucla Mayor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Drapery for a seated figure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Drapery for a seated figure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au . le baigneur .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Eau . le baigneur .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Éruption du Vésuv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sclaves ...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Femme cueillant des fleurs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Femme cueillant des fleurs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orer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forer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Glaucus et Scylla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ead of a Girl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Head of a Man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Heidelberg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Idol Black résistance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Idol Black résistance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Immaculée Conception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Imposition de la chasuble à Saint Ildefonse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Incendie de la chambre des Lords (I)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Incendie de la chambre des Lords (II)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Isabella of Bourbon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L'Adoration des mages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L'Annonciation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L'apparition d'un ange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La bataille de Trafalgar (I)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La bataille de Trafalgar (II)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La Cène d'Emmaüs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La Madone à l'œillet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La Vénérable Mère Jerónima de la Fuente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Lac Buttermere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Landscape drawing for Santa Maria della Neve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Le Baptême du Christ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Le déclin de l'empire carthaginois 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Le Mythe d'Apollon et Python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Le Naufrage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Le Porteur d'eau de Séville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Le Rigi bleu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Le Téméraire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Le Triomphe de Bacchus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Les disques de Newton 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Les disques de Newton 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Les feux des bateaux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Lily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Madonna Benois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me kupka parmi les verticales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Mme kupka parmi les verticales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ouvement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Mouvement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Philip IV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Philip IV of Spain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hilippe IV en armure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luie - Vapeur - Vitesse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ortrait de Ginevra de Benci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Portrait de l'infant Don Carlos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Portrait de Luis de Góngora y Argote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Portrait du comte-duc d'Olivares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Portrait of a Cleric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Portrait of a Man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Portrait of a Man with a Goatee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Portrait of a Young Man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Positionnement des éléments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Positionnement des éléments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Profile of a warrior in helmet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gulus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Retrato de Don Sebastián Garcia de Huerta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Saint Jean à Patmos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Saint Jérôme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Saint Paul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Saint Paul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Saint Thomas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Scène de cuisine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Sleeve Study for the Annunciation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Studies of central plan buildings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Study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Study for the Adoration of the Magi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Study for the Madonna with the Fruit Bowl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Study of a child with a cat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Study of an Old Man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Study of hands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Study of nursing Madonna and profile heads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Study of the Hanged Bernardo di Bandino Baroncelli, assassin of Giuliano de Medici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Study of the Madonna and Child with a Cat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Study sheet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Tango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Tango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Tempête de neige en mer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The Study of a Drapery of a Figure Kneeling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The Study of Drapery of a Seated Figure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The Way of Silence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The Way of Silence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tordu noir lignes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tordu noir lignes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Trois musiciens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un désastre en mer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Venise : La Dogana, San Giorgio ...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Venise : Le grand canal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Venise : Le pont des soupirs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Venise : Une rue animée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Venise en approche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Vieille faisant frire des œufs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Woman's Head</text:p>
          </table:table-cell>
        </table:table-row>
      </table:table>
      <table:named-expressions/>
      <table:database-ranges>
        <table:database-range table:name="__Anonymous_Sheet_DB__0" table:target-range-address="Feuille1.C2:Feuille1.C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0T11:14:30.404000000</meta:creation-date>
    <dc:date>2021-05-20T11:15:27.661000000</dc:date>
    <meta:editing-duration>PT57S</meta:editing-duration>
    <meta:editing-cycles>1</meta:editing-cycles>
    <meta:document-statistic meta:table-count="1" meta:cell-count="315" meta:object-count="0"/>
    <meta:generator>LibreOffice/7.1.2.2$Windows_X86_64 LibreOffice_project/8a45595d069ef5570103caea1b71cc9d82b2aae4</meta:generator>
  </office:meta>
</office:document-meta>
</file>